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T9" style:parent-style-name="DefaultParagraphFont" style:family="text">
      <style:text-properties style:text-position="super 65.6%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paragraph-properties>
        <style:tab-stops>
          <style:tab-stop style:type="left" style:position="0.9305in"/>
        </style:tab-stops>
      </style:paragraph-properties>
      <style:text-properties fo:font-size="16pt" style:font-size-asian="16pt" style:font-size-complex="16pt"/>
    </style:style>
    <style:style style:name="P22" style:parent-style-name="Standard" style:family="paragraph">
      <style:text-properties fo:font-size="16pt" style:font-size-asian="16pt" style:font-size-complex="16pt"/>
    </style:style>
    <style:style style:name="P23" style:parent-style-name="Standard" style:family="paragraph">
      <style:text-properties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P25" style:parent-style-name="Standard" style:family="paragraph">
      <style:text-properties fo:font-size="16pt" style:font-size-asian="16pt" style:font-size-complex="16pt"/>
    </style:style>
    <style:style style:name="P26" style:parent-style-name="Standard" style:family="paragraph">
      <style:text-properties fo:font-size="16pt" style:font-size-asian="16pt" style:font-size-complex="16pt"/>
    </style:style>
    <style:style style:name="P27" style:parent-style-name="Standard" style:family="paragraph">
      <style:text-properties fo:font-size="16pt" style:font-size-asian="16pt" style:font-size-complex="16pt"/>
    </style:style>
    <style:style style:name="T28" style:parent-style-name="DefaultParagraphFont" style:family="text">
      <style:text-properties fo:font-size="16pt" style:font-size-asian="16pt" style:font-size-complex="16pt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T30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/>
      <text:p text:style-name="P2"/>
      <text:p text:style-name="P3"><text:s text:c="41"/>Graham Fowler</text:p>
      <text:p text:style-name="P4"><text:s text:c="19"/>63a Alderton Hill, Loughton, Essex IG10 3JD</text:p>
      <text:p text:style-name="P5"/>
      <text:p text:style-name="P6"/>
      <text:p text:style-name="Standard"><text:span text:style-name="T7"><text:s text:c="61"/></text:span><text:span text:style-name="T8"><text:s/>Date – 09</text:span><text:span text:style-name="T9">th</text:span><text:span text:style-name="T10"><text:s/>December 2024</text:span></text:p>
      <text:p text:style-name="P11"/>
      <text:p text:style-name="P12"/>
      <text:p text:style-name="P13">To Whom<text:s/>It May<text:s/>Concern</text:p>
      <text:p text:style-name="P14"><text:s text:c="3"/>This letter<text:s/>confirms<text:s/>that I have known and worked for Sheila Peevers since 1997; I worked for her company, Sounds and Pictures, which was based in Nairobi, Kenya,<text:s/>till 2012. During that time,<text:s/>Sheila employed me as a Director/Cinematographer on numerous TV commercials and documentaries for all the major advertising agencies in that region.</text:p>
      <text:p text:style-name="P15"><text:s text:c="3"/>Working for Sheila was always a pleasure, and her professionalism as a producer was on par with any London-based<text:s/>producer I have worked with here in the UK.</text:p>
      <text:p text:style-name="P16">Being a<text:s/>producer can sometimes become stressful, but Sheila settled any problems calmly and professionally if they did arise.<text:s/>Certainly,<text:s/>in all the years I’ve worked in the industry, Sheila stands out as one of the<text:s/>best!</text:p>
      <text:p text:style-name="P17"/>
      <text:p text:style-name="P18">Graham Fowler</text:p>
      <text:p text:style-name="P19"><text:s text:c="2"/></text:p>
      <text:p text:style-name="P20"/>
      <text:p text:style-name="P21"><text:s text:c="2"/><text:tab/></text:p>
      <text:p text:style-name="P22"/>
      <text:p text:style-name="P23"><text:s text:c="5"/></text:p>
      <text:p text:style-name="P24"/>
      <text:p text:style-name="P25"/>
      <text:p text:style-name="P26"/>
      <text:p text:style-name="P27"/>
      <text:p text:style-name="Standard"><text:span text:style-name="T28">email –<text:s/></text:span><text:a xlink:href="mailto:graham@grahamfowler.tv" office:target-frame-name="_top" xlink:show="replace"><text:span text:style-name="T29">graham@grahamfowler.tv</text:span></text:a></text:p>
      <text:p text:style-name="Standard"><text:span text:style-name="T30">mobile – 07768 55153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eila Peevers (Student)</dc:creator>
    <meta:creation-date>2024-02-10T10:09:00Z</meta:creation-date>
    <dc:date>2024-02-10T10:09:00Z</dc:date>
    <meta:template xlink:href="Normal.dotm" xlink:type="simple"/>
    <meta:editing-cycles>2</meta:editing-cycles>
    <meta:editing-duration>PT120S</meta:editing-duration>
    <meta:document-statistic meta:page-count="1" meta:paragraph-count="2" meta:word-count="163" meta:character-count="1093" meta:row-count="7" meta:non-whitespace-character-count="932"/>
  </office:meta>
</office:document-meta>
</file>